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E" style:family="table-column">
      <style:table-column-properties style:column-width="1.2549in" style:rel-column-width="12286*"/>
    </style:style>
    <style:style style:name="Table1.F" style:family="table-column">
      <style:table-column-properties style:column-width="1.2549in" style:rel-column-width="12287*"/>
    </style:style>
    <style:style style:name="Table1.G"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table:border-model="separating"/>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none">
        <style:background-image/>
      </style:table-cell-properties>
    </style:style>
    <style:style style:name="Table2.C2" style:family="table-cell">
      <style:table-cell-properties fo:background-color="#ffffff" fo:padding="0in" fo:border="none">
        <style:background-image/>
      </style:table-cell-properties>
    </style:style>
    <style:style style:name="Table2.D2" style:family="table-cell" style:data-style-name="N5000">
      <style:table-cell-properties fo:background-color="#ffffff" fo:padding="0in" fo:border="none">
        <style:background-image/>
      </style:table-cell-properties>
    </style:style>
    <style:style style:name="Table2.B3" style:family="table-cell">
      <style:table-cell-properties fo:background-color="#ffffff" fo:padding="0in" fo:border="none">
        <style:background-image/>
      </style:table-cell-properties>
    </style:style>
    <style:style style:name="Table2.C3" style:family="table-cell">
      <style:table-cell-properties fo:background-color="#ffffff" fo:padding="0in" fo:border="none">
        <style:background-image/>
      </style:table-cell-properties>
    </style:style>
    <style:style style:name="Table2.B4" style:family="table-cell">
      <style:table-cell-properties fo:background-color="#ffffff" fo:padding="0in" fo:border="none">
        <style:background-image/>
      </style:table-cell-properties>
    </style:style>
    <style:style style:name="Table2.C4" style:family="table-cell">
      <style:table-cell-properties fo:background-color="#ffffff" fo:padding="0in" fo:border="none">
        <style:background-image/>
      </style:table-cell-properties>
    </style:style>
    <style:style style:name="Table2.B5" style:family="table-cell">
      <style:table-cell-properties fo:background-color="#ffffff" fo:padding="0in" fo:border="none">
        <style:background-image/>
      </style:table-cell-properties>
    </style:style>
    <style:style style:name="Table2.C5" style:family="table-cell">
      <style:table-cell-properties fo:background-color="#ffffff" fo:padding="0in" fo:border="none">
        <style:background-image/>
      </style:table-cell-properties>
    </style:style>
    <style:style style:name="Table2.B6" style:family="table-cell">
      <style:table-cell-properties fo:background-color="#ffffff" fo:padding="0in" fo:border="none">
        <style:background-image/>
      </style:table-cell-properties>
    </style:style>
    <style:style style:name="Table2.C6" style:family="table-cell">
      <style:table-cell-properties fo:background-color="#ffffff" fo:padding="0in" fo:border="none">
        <style:background-image/>
      </style:table-cell-properties>
    </style:style>
    <style:style style:name="Table2.D6" style:family="table-cell">
      <style:table-cell-properties fo:background-color="#ffffff" fo:padding="0in" fo:border="none">
        <style:background-image/>
      </style:table-cell-properties>
    </style:style>
    <style:style style:name="Table2.A7" style:family="table-cell" style:data-style-name="N5100">
      <style:table-cell-properties fo:background-color="#e6e6ff" fo:padding="0in" fo:border-left="none" fo:border-right="none" fo:border-top="none" fo:border-bottom="0.05pt solid #800000">
        <style:background-image/>
      </style:table-cell-properties>
    </style:style>
    <style:style style:name="Table2.B7" style:family="table-cell">
      <style:table-cell-properties fo:background-color="#ffffff" fo:padding="0in" fo:border-left="none" fo:border-right="none" fo:border-top="none" fo:border-bottom="0.05pt solid #800000">
        <style:background-image/>
      </style:table-cell-properties>
    </style:style>
    <style:style style:name="Table2.C7" style:family="table-cell">
      <style:table-cell-properties fo:background-color="#ffffff" fo:padding="0in" fo:border-left="none" fo:border-right="none" fo:border-top="none" fo:border-bottom="0.05pt solid #800000">
        <style:background-image/>
      </style:table-cell-properties>
    </style:style>
    <style:style style:name="Table2.D7" style:family="table-cell" style:data-style-name="N5000">
      <style:table-cell-properties fo:background-color="#ffffff" fo:padding="0in" fo:border-left="none" fo:border-right="none" fo:border-top="none" fo:border-bottom="0.05pt solid #8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ext_20_body">
      <style:text-properties style:font-name="Times New Roman1" fo:language="en" fo:country="US"/>
    </style:style>
    <style:style style:name="P6" style:family="paragraph" style:parent-style-name="Text_20_body">
      <style:text-properties style:font-name="Arial" fo:font-size="10pt" fo:language="en" fo:country="US" style:font-size-asian="10pt" style:font-size-complex="10pt"/>
    </style:style>
    <style:style style:name="P7" style:family="paragraph" style:parent-style-name="Text_20_body">
      <style:text-properties style:font-name="Arial" fo:font-size="10pt" fo:language="en" fo:country="US" fo:font-weight="bold" style:font-size-asian="10pt" style:font-weight-asian="bold" style:font-size-complex="10pt" style:font-weight-complex="bold"/>
    </style:style>
    <style:style style:name="P8" style:family="paragraph" style:parent-style-name="Standard" style:list-style-name="List_20_1"/>
    <style:style style:name="P9" style:family="paragraph" style:parent-style-name="Standard">
      <style:text-properties fo:font-style="italic" style:font-style-asian="italic" style:font-style-complex="italic"/>
    </style:style>
    <style:style style:name="P10" style:family="paragraph" style:parent-style-name="Standard">
      <style:text-properties fo:color="#ff0000"/>
    </style:style>
    <style:style style:name="P11" style:family="paragraph" style:parent-style-name="Standard">
      <style:text-properties style:use-window-font-color="true"/>
    </style:style>
    <style:style style:name="P12" style:family="paragraph" style:parent-style-name="Text_20_body" style:list-style-name="L1"/>
    <style:style style:name="P13" style:family="paragraph" style:parent-style-name="Marginalia">
      <style:text-properties style:use-window-font-color="tru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fo:background-color="#ffff00" style:font-style-asian="normal" style:font-style-complex="normal"/>
    </style:style>
    <style:style style:name="T6"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37" text:date-value="2016-07-01T23:00:19" text:fixed="true">07/01/16</text:date> Versione 0.1 Revisione <text:editing-cycles>42</text:editing-cycles></text:p>
      <text:p text:style-name="Standard"/>
      <text:p text:style-name="Standard"/>
      <text:h text:style-name="Heading_20_1" text:outline-level="1">Definizioni</text:h>
      <text:p text:style-name="Text_20_body">L'API si basa sulle sequenti definizioni di componenti:</text:p>
      <text:list xml:id="list1837484569" text:style-name="List_20_1">
        <text:list-item>
          <text:p text:style-name="P8">Device</text:p>
        </text:list-item>
        <text:list-item>
          <text:p text:style-name="P8">Modulo</text:p>
        </text:list-item>
        <text:list-item>
          <text:p text:style-name="P8">WiredPI</text:p>
        </text:list-item>
        <text:list-item>
          <text:p text:style-name="P8">Sensore</text:p>
        </text:list-item>
        <text:list-item>
          <text:p text:style-name="P8">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3">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3">interruttore</text:span> e <text:span text:style-name="T3">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4">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4">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che non abbia un patch number ma appartenga ad un gruppo è detto “<text:span text:style-name="T2">interruttore del gruppo</text:span>” in quanto sarà responsabile del cambio di stato per gli appartententi al gruppo. Per semplicità si definisce apposito tipo GSWITCH per classificare questo tipo di sensori.</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Struttura dati configurazione e CRUD</text:h>
      <text:p text:style-name="Text_20_body"/>
      <text:h text:style-name="Heading_20_1" text:outline-level="1">API</text:h>
      <text:p text:style-name="Text_20_body"><text:tab/>domopi_create()</text:p>
      <text:p text:style-name="Text_20_body"><text:tab/>domopi_destroy()</text:p>
      <text:p text:style-name="Text_20_body"><text:tab/>domopi_get_description()</text:p>
      <text:p text:style-name="Text_20_body"><text:tab/>domopi_get_groups()</text:p>
      <text:p text:style-name="Text_20_body"><text:tab/>domopi_get_patch()</text:p>
      <text:p text:style-name="Text_20_body"><text:tab/>domopi_get_sensors_of_group()</text:p>
      <text:p text:style-name="Text_20_body"><text:tab/>domopi_get_state()</text:p>
      <text:p text:style-name="Text_20_body"><text:tab/>domopi_get_type()</text:p>
      <text:p text:style-name="Text_20_body"><text:tab/>domopi_get_wiredpi()</text:p>
      <text:p text:style-name="Text_20_body"><text:tab/>domopi_group_add_sensor()</text:p>
      <text:p text:style-name="Text_20_body"><text:tab/>domopi_group_remove_sensor()</text:p>
      <text:p text:style-name="Text_20_body"><text:tab/>domopi_help()</text:p>
      <text:p text:style-name="Text_20_body"><text:tab/>domopi_init()</text:p>
      <text:p text:style-name="Text_20_body"><text:tab/>domopi_install()</text:p>
      <text:p text:style-name="Text_20_body"><text:tab/>domopi_list()</text:p>
      <text:p text:style-name="Text_20_body"><text:tab/>domopi_man()</text:p>
      <text:p text:style-name="Text_20_body"><text:tab/>domopi_modify()</text:p>
      <text:p text:style-name="Text_20_body"><text:tab/>domopi_poll()</text:p>
      <text:p text:style-name="Text_20_body"><text:tab/>domopi_set_state()</text:p>
      <text:p text:style-name="Text_20_body"/>
      <text:h text:style-name="Heading_20_1" text:outline-level="1">Inizializzazione di un device</text:h>
      <text:p text:style-name="Text_20_body">Ciascun device costituente il sistema deve essere primariamente inizializzato.</text:p>
      <text:p text:style-name="Text_20_body"><text:soft-page-break/>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3">dati</text:span> provenienti da interfaccia GPIO saranno allo stato prevalentemente booleani.</text:p>
      <text:p text:style-name="Standard"/>
      <text:p text:style-name="Standard">In particolare parliamo dunque di stati provenienti da oggetti fisici che in configurazione 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3">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9">Utilizzeremo una notazione SQL per spiegare le operazioni CRUD realizzate dall'API sul file di configurazione al fine di rendere maggiormente comprensibile il meccanismo e un meta-linguaggio per la restante parte delle implementazioni.</text:p>
      <text:p text:style-name="Marginalia">Il SQL adottato dovrà essere compatibile con SQLLite.</text:p>
      <text:h text:style-name="Heading_20_2" text:outline-level="2">Rilevamento di un evento di commutazione</text:h>
      <text:p text:style-name="Standard">Un sistema di <text:span text:style-name="T2">polling</text:span> deve essere attivo su ogni dispositivo.</text:p>
      <text:p text:style-name="Standard">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text:soft-pag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Text_20_body">Metodo API: <text:span text:style-name="Source_20_Text">domopi_poll</text:span></text:p>
      <text:p text:style-name="Standard"/>
      <text:h text:style-name="Heading_20_2" text:outline-level="2">Transizioni di stato</text:h>
      <text:p text:style-name="Standard">La transizione di stato è l'operazione con cui un evento di commutazione viene applicato a tutti i sensori collegati in vario modo con il sensore di tipo in che ha commutato il suo stato per stimolazione di un switch hardware (o sensore virtuale).</text:p>
      <text:p text:style-name="Text_20_body">Metodo API: <text:span text:style-name="Source_20_Text">domopi_set_state</text:span></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number OR patchout = $patchnumber</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5">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sensibilmente sul sistema.</text:p>
      <text:p text:style-name="Standard"/>
      <text:p text:style-name="Standard">Risolve anche doppia deviata con patch.</text:p>
      <text:p text:style-name="Standard"/>
      <text:h text:style-name="Heading_20_3" text:outline-level="3">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text:soft-page-break/>Problema della coerenza di stato degli interruttori</text:h>
      <text:p text:style-name="Standard">Gli interruttori (normali o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controllo di un interruttore di gruppo è ancora on, questo rende coerente il loro comportamento futuro. Infatti l'interruttore di gruppo spegnerà il residuo sensore ancora acceso e poi riaccenderà tutti quelli sotto il suo controllo.</text:p>
      <text:p text:style-name="Marginalia">Analogamente per interruttori regolari che controllano un insieme di sensori alterabili per la loro totalità da uno o più gruppi.</text:p>
      <text:p text:style-name="Marginalia">Immaginiamo un interruttore e una luce posti in relazione da un patch number: la luce (e solo questa) appartiene a uno o più gruppi. La luce viene accesa dal suo interruttore; successivamente anche il gruppo a cui appartiene viene acceso (la transizione è superflua per questa luce), ma appena dopo il gruppo spegne il suo stato, pertanto la luce va a off. L'interruttore della luce però è rimasto ancora in stato on, e l'utente è costretto a dare due volte il comando sul pulsante per ottenere una sua eventuale nuova accenzione.</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 La verifica deve essere condotta al termina di qualsiasi transizione di stato, indipendentemente dagli elementi oggetti della transizione primaria.</text:p>
      <text:p text:style-name="Standard"/>
      <text:p text:style-name="Standard">La verifica è essenzialmente fatta verificando che l'insieme dei sensori controllabili da un interruttore abbia un medesimo stato: se questo accade, anche l'interruttore deve avere il medesimo stato.</text:p>
      <text:p text:style-name="Standard"/>
      <text:p text:style-name="Standard">Per il caso di interruttori ordinari il caso è più semplice, in quanto si deve verificare solo la sua “catena di comando”. E' quindi sufficiente selezionare i sensori non SWITCH e non GSWITCH e contare gli stati raggruppati per stato e patch number. Lo stato con contatore 0 è da scartare; l'altro è da porre all'interruttore per ciascun patch number: possiamo renderlo in SQL selezionando i risultati nulli e invertendo lo stato:</text:p>
      <text:p text:style-name="Standard"/>
      <text:p text:style-name="Marginalia">SELECT patchnumber, NOT currentstate</text:p>
      <text:p text:style-name="Marginalia">FROM (SELECT count(patchnumber) as count, patchnumber, currentstate<text:line-break/>WHERE type NOT IN ('SWITCH','GSWITCH')<text:line-break/>GROUP BY patchnumber, currentstate</text:p>
      <text:p text:style-name="Marginalia">HAVING COUNT(patchnumber) = 0);</text:p>
      <text:p text:style-name="Standard"/>
      <text:p text:style-name="Standard">Per gli interruttori di gruppo il caso può sembrare più complesso a causa del fatto che un <text:soft-page-break/>interruttore di gruppo può esserlo per più gruppi.</text:p>
      <text:p text:style-name="Standard">Si può realizzare analogamente al primo caso selezionando i sensori non GSWITCH e non SWITCH raggruppando per gruppo e per stati, contanto gli stati. Lo stato con contatore 0 è da scartare; l'altro è da porre all'interruttore di gruppo per ciascun gruppo: </text:p>
      <text:p text:style-name="Standard"/>
      <text:p text:style-name="P13">SELECT patchnumber, NOT currentstate</text:p>
      <text:p text:style-name="P13">FROM (SELECT COUNT(*), B.groupID, currentstate<text:line-break/>FROM deviceconf A<text:line-break/>JOIN groups B ON <text:span text:style-name="T6">A.sensorID <text:s/>= B.sensorID<text:line-break/>WHERE type NOT IN ('SWITCH','GSWITCH')</text:span><text:line-break/>GROUP BY B.groupID, currentstate</text:p>
      <text:p text:style-name="P13">HAVING COUNT(*) = 0);</text:p>
      <text:p text:style-name="P10"/>
      <text:p text:style-name="Standard">Per i sensori di gruppo non sarebbe necessario il controllo per portare lo stato a on, ma l'algoritmo allinea in entrambi i sensi.</text:p>
      <text:p text:style-name="Standard"/>
      <text:p text:style-name="Marginalia">Se infatti tutti i sensori sottoposti anche a controllo da parte di un 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P11"/>
      <text:p text:style-name="Standard"/>
      <text:h text:style-name="Heading_20_1" text:outline-level="1">Piano Test</text:h>
      <text:h text:style-name="Heading_20_2" text:outline-level="2">Configurazione di riferimento</text:h>
      <text:p text:style-name="Text_20_body">La configurazione utilizza la seguente convenzioni sui nomi dei sensori per semplificare una rapida verifica del contesto di esecuzione del test:</text:p>
      <text:list xml:id="list1261950078" text:style-name="L1">
        <text:list-item>
          <text:p text:style-name="P12">Luce, Int e GInt indicano rispettivamente il descrittore di sensori di tipo LIGHT, SWITCH e GSWITCH</text:p>
        </text:list-item>
        <text:list-item>
          <text:p text:style-name="P12">Segue un numerale perrendere univoco il nome del sensore</text:p>
        </text:list-item>
        <text:list-item>
          <text:p text:style-name="P12">(Opzionalmente) segue il valore di patch number utilizzato del sensore con P&lt;<text:span text:style-name="T1">numero</text:span>&gt;</text:p>
        </text:list-item>
        <text:list-item>
          <text:p text:style-name="P12">(Opzionalmente) segue il gruppo <text:s/>a cui appartiene il sensore con G&lt;<text:span text:style-name="T1">numero</text:span>&gt;</text:p>
        </text:list-item>
      </text:list>
      <text:p text:style-name="P5"/>
      <table:table table:name="Table1" table:style-name="Table1">
        <table:table-column table:style-name="Table1.A" table:number-columns-repeated="4"/>
        <table:table-column table:style-name="Table1.E"/>
        <table:table-column table:style-name="Table1.F"/>
        <table:table-column table:style-name="Table1.G"/>
        <table:table-row>
          <table:table-cell table:style-name="Table1.A1" office:value-type="string">
            <text:p text:style-name="P7">sensorID</text:p>
          </table:table-cell>
          <table:table-cell table:style-name="Table1.A1" office:value-type="string">
            <text:p text:style-name="P7">patchin</text:p>
          </table:table-cell>
          <table:table-cell table:style-name="Table1.A1" office:value-type="string">
            <text:p text:style-name="P7">patchout</text:p>
          </table:table-cell>
          <table:table-cell table:style-name="Table1.A1" office:value-type="string">
            <text:p text:style-name="P7">wiredpi</text:p>
          </table:table-cell>
          <table:table-cell table:style-name="Table1.A1" office:value-type="string">
            <text:p text:style-name="P7">type</text:p>
          </table:table-cell>
          <table:table-cell table:style-name="Table1.A1" office:value-type="string">
            <text:p text:style-name="P7">description</text:p>
          </table:table-cell>
          <table:table-cell table:style-name="Table1.G1" office:value-type="string">
            <text:p text:style-name="P7">groups</text:p>
          </table:table-cell>
        </table:table-row>
        <table:table-row>
          <table:table-cell table:style-name="Table1.A2" office:value-type="string">
            <text:p text:style-name="P6">1</text:p>
          </table:table-cell>
          <table:table-cell table:style-name="Table1.A2" office:value-type="string">
            <text:p text:style-name="P6"/>
          </table:table-cell>
          <table:table-cell table:style-name="Table1.A2" office:value-type="string">
            <text:p text:style-name="P6">1</text:p>
          </table:table-cell>
          <table:table-cell table:style-name="Table1.A2" office:value-type="string">
            <text:p text:style-name="P6">21</text:p>
          </table:table-cell>
          <table:table-cell table:style-name="Table1.A2" office:value-type="string">
            <text:p text:style-name="P6">LIGHT</text:p>
          </table:table-cell>
          <table:table-cell table:style-name="Table1.A2" office:value-type="string">
            <text:p text:style-name="P6">Luce1P1G1</text:p>
          </table:table-cell>
          <table:table-cell table:style-name="Table1.G2" office:value-type="string">
            <text:p text:style-name="P6">1</text:p>
          </table:table-cell>
        </table:table-row>
        <table:table-row>
          <table:table-cell table:style-name="Table1.A2" office:value-type="string">
            <text:p text:style-name="P6">2</text:p>
          </table:table-cell>
          <table:table-cell table:style-name="Table1.A2" office:value-type="string">
            <text:p text:style-name="P6"/>
          </table:table-cell>
          <table:table-cell table:style-name="Table1.A2" office:value-type="string">
            <text:p text:style-name="P6">1</text:p>
          </table:table-cell>
          <table:table-cell table:style-name="Table1.A2" office:value-type="string">
            <text:p text:style-name="P6">15</text:p>
          </table:table-cell>
          <table:table-cell table:style-name="Table1.A2" office:value-type="string">
            <text:p text:style-name="P6">LIGHT</text:p>
          </table:table-cell>
          <table:table-cell table:style-name="Table1.A2" office:value-type="string">
            <text:p text:style-name="P6">Luce2P1G2</text:p>
          </table:table-cell>
          <table:table-cell table:style-name="Table1.G2" office:value-type="string">
            <text:p text:style-name="P6">2</text:p>
          </table:table-cell>
        </table:table-row>
        <table:table-row>
          <table:table-cell table:style-name="Table1.A2" office:value-type="string">
            <text:p text:style-name="P6">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GSWITCH</text:p>
          </table:table-cell>
          <table:table-cell table:style-name="Table1.A2" office:value-type="string">
            <text:p text:style-name="P6">GIntG2</text:p>
          </table:table-cell>
          <table:table-cell table:style-name="Table1.G2" office:value-type="string">
            <text:p text:style-name="P6">2</text:p>
          </table:table-cell>
        </table:table-row>
        <table:table-row>
          <table:table-cell table:style-name="Table1.A2" office:value-type="string">
            <text:p text:style-name="P6">3</text:p>
          </table:table-cell>
          <table:table-cell table:style-name="Table1.A2" office:value-type="string">
            <text:p text:style-name="P6">2</text:p>
          </table:table-cell>
          <table:table-cell table:style-name="Table1.A2" office:value-type="string">
            <text:p text:style-name="P6"/>
          </table:table-cell>
          <table:table-cell table:style-name="Table1.A2" office:value-type="string">
            <text:p text:style-name="P6">10</text:p>
          </table:table-cell>
          <table:table-cell table:style-name="Table1.A2" office:value-type="string">
            <text:p text:style-name="P6">SWITCH</text:p>
          </table:table-cell>
          <table:table-cell table:style-name="Table1.A2" office:value-type="string">
            <text:p text:style-name="P6">Int1P2G2</text:p>
          </table:table-cell>
          <table:table-cell table:style-name="Table1.G2" office:value-type="string">
            <text:p text:style-name="P6">2</text:p>
          </table:table-cell>
        </table:table-row>
        <table:table-row>
          <table:table-cell table:style-name="Table1.A2" office:value-type="string">
            <text:p text:style-name="P6">4</text:p>
          </table:table-cell>
          <table:table-cell table:style-name="Table1.A2" office:value-type="string">
            <text:p text:style-name="P6"/>
          </table:table-cell>
          <table:table-cell table:style-name="Table1.A2" office:value-type="string">
            <text:p text:style-name="P6">2</text:p>
          </table:table-cell>
          <table:table-cell table:style-name="Table1.A2" office:value-type="string">
            <text:p text:style-name="P6">21</text:p>
          </table:table-cell>
          <table:table-cell table:style-name="Table1.A2" office:value-type="string">
            <text:p text:style-name="P6">LIGHT</text:p>
          </table:table-cell>
          <table:table-cell table:style-name="Table1.A2" office:value-type="string">
            <text:p text:style-name="P6">Luce3P2</text:p>
          </table:table-cell>
          <table:table-cell table:style-name="Table1.G2" office:value-type="string">
            <text:p text:style-name="P6"/>
          </table:table-cell>
        </table:table-row>
        <text:soft-page-break/>
        <table:table-row>
          <table:table-cell table:style-name="Table1.A2" office:value-type="string">
            <text:p text:style-name="P6">6</text:p>
          </table:table-cell>
          <table:table-cell table:style-name="Table1.A2" office:value-type="string">
            <text:p text:style-name="P6">1</text:p>
          </table:table-cell>
          <table:table-cell table:style-name="Table1.A2" office:value-type="string">
            <text:p text:style-name="P6"/>
          </table:table-cell>
          <table:table-cell table:style-name="Table1.A2" office:value-type="string">
            <text:p text:style-name="P6">14</text:p>
          </table:table-cell>
          <table:table-cell table:style-name="Table1.A2" office:value-type="string">
            <text:p text:style-name="P6">SWITCH</text:p>
          </table:table-cell>
          <table:table-cell table:style-name="Table1.A2" office:value-type="string">
            <text:p text:style-name="P6">Int2P1</text:p>
          </table:table-cell>
          <table:table-cell table:style-name="Table1.G2" office:value-type="string">
            <text:p text:style-name="P2"/>
          </table:table-cell>
        </table:table-row>
        <table:table-row>
          <table:table-cell table:style-name="Table1.A2" office:value-type="string">
            <text:p text:style-name="P6">7</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GSWITCH</text:p>
          </table:table-cell>
          <table:table-cell table:style-name="Table1.A2" office:value-type="string">
            <text:p text:style-name="P6">GIntG1</text:p>
          </table:table-cell>
          <table:table-cell table:style-name="Table1.G2" office:value-type="string">
            <text:p text:style-name="P6">1</text:p>
          </table:table-cell>
        </table:table-row>
        <table:table-row>
          <table:table-cell table:style-name="Table1.A2" office:value-type="string">
            <text:p text:style-name="P6">8</text:p>
          </table:table-cell>
          <table:table-cell table:style-name="Table1.A2" office:value-type="string">
            <text:p text:style-name="P6">1</text:p>
          </table:table-cell>
          <table:table-cell table:style-name="Table1.A2" office:value-type="string">
            <text:p text:style-name="P6"/>
          </table:table-cell>
          <table:table-cell table:style-name="Table1.A2" office:value-type="string">
            <text:p text:style-name="P6">17</text:p>
          </table:table-cell>
          <table:table-cell table:style-name="Table1.A2" office:value-type="string">
            <text:p text:style-name="P6">SWITCH</text:p>
          </table:table-cell>
          <table:table-cell table:style-name="Table1.A2" office:value-type="string">
            <text:p text:style-name="P6">Int3P1</text:p>
          </table:table-cell>
          <table:table-cell table:style-name="Table1.G2" office:value-type="string">
            <text:p text:style-name="P6"/>
          </table:table-cell>
        </table:table-row>
        <table:table-row>
          <table:table-cell table:style-name="Table1.A2" office:value-type="string">
            <text:p text:style-name="P6">9</text:p>
          </table:table-cell>
          <table:table-cell table:style-name="Table1.A2" office:value-type="string">
            <text:p text:style-name="P6"/>
          </table:table-cell>
          <table:table-cell table:style-name="Table1.A2" office:value-type="string">
            <text:p text:style-name="P6">3</text:p>
          </table:table-cell>
          <table:table-cell table:style-name="Table1.A2" office:value-type="string">
            <text:p text:style-name="P6">9</text:p>
          </table:table-cell>
          <table:table-cell table:style-name="Table1.A2" office:value-type="string">
            <text:p text:style-name="P6">LIGHT</text:p>
          </table:table-cell>
          <table:table-cell table:style-name="Table1.A2" office:value-type="string">
            <text:p text:style-name="P6">Luce4G1G2</text:p>
          </table:table-cell>
          <table:table-cell table:style-name="Table1.G2" office:value-type="string">
            <text:p text:style-name="P6">1 2</text:p>
          </table:table-cell>
        </table:table-row>
        <table:table-row>
          <table:table-cell table:style-name="Table1.A2" office:value-type="string">
            <text:p text:style-name="P6">10</text:p>
          </table:table-cell>
          <table:table-cell table:style-name="Table1.A2" office:value-type="string">
            <text:p text:style-name="P6">3</text:p>
          </table:table-cell>
          <table:table-cell table:style-name="Table1.A2" office:value-type="string">
            <text:p text:style-name="P6"/>
          </table:table-cell>
          <table:table-cell table:style-name="Table1.A2" office:value-type="string">
            <text:p text:style-name="P6">12</text:p>
          </table:table-cell>
          <table:table-cell table:style-name="Table1.A2" office:value-type="string">
            <text:p text:style-name="P6">SWITCH</text:p>
          </table:table-cell>
          <table:table-cell table:style-name="Table1.A2" office:value-type="string">
            <text:p text:style-name="P6">Int4P3</text:p>
          </table:table-cell>
          <table:table-cell table:style-name="Table1.G2" office:value-type="string">
            <text:p text:style-name="P6"/>
          </table:table-cell>
        </table:table-row>
      </table:table>
      <text:p text:style-name="Standard"/>
      <text:h text:style-name="Heading_20_2" text:outline-level="2">Matrice dei test</text:h>
      <table:table table:name="Table2" table:style-name="Table2">
        <table:table-column table:style-name="Table2.A" table:number-columns-repeated="3"/>
        <table:table-column table:style-name="Table2.D"/>
        <table:table-row>
          <table:table-cell table:style-name="Table2.A1" office:value-type="float" office:value="0">
            <text:p text:style-name="P3">Funzionalità</text:p>
          </table:table-cell>
          <table:table-cell table:style-name="Table2.A1" office:value-type="float" office:value="0">
            <text:p text:style-name="P3">Test</text:p>
          </table:table-cell>
          <table:table-cell table:style-name="Table2.A1" office:value-type="float" office:value="0">
            <text:p text:style-name="P3">Risultato attesto</text:p>
          </table:table-cell>
          <table:table-cell table:style-name="Table2.A1" office:value-type="float" office:value="0">
            <text:p text:style-name="P3">Risultato ottenuto</text:p>
          </table:table-cell>
        </table:table-row>
        <table:table-row>
          <table:table-cell table:style-name="Table2.A1" office:value-type="float" office:value="0">
            <text:p text:style-name="P4">Cambio stato via patch number</text:p>
          </table:table-cell>
          <table:table-cell table:style-name="Table2.B2" office:value-type="string">
            <text:p text:style-name="P4">Agire sul sensore 6</text:p>
          </table:table-cell>
          <table:table-cell table:style-name="Table2.C2" office:value-type="string">
            <text:p text:style-name="P4">Transizione sensori 1 e 2</text:p>
          </table:table-cell>
          <table:table-cell table:style-name="Table2.D2">
            <text:p text:style-name="P4"/>
          </table:table-cell>
        </table:table-row>
        <table:table-row>
          <table:table-cell table:style-name="Table2.A1" office:value-type="float" office:value="0">
            <text:p text:style-name="P4">Cambio stato via gruppo</text:p>
          </table:table-cell>
          <table:table-cell table:style-name="Table2.B3" office:value-type="string">
            <text:p text:style-name="P4">Agire sul sensore 7</text:p>
          </table:table-cell>
          <table:table-cell table:style-name="Table2.C3" office:value-type="string">
            <text:p text:style-name="P4">Transizione sensori 1 e 9</text:p>
          </table:table-cell>
          <table:table-cell table:style-name="Table2.D2">
            <text:p text:style-name="P4"/>
          </table:table-cell>
        </table:table-row>
        <table:table-row>
          <table:table-cell table:style-name="Table2.A1" office:value-type="float" office:value="0">
            <text:p text:style-name="P4">Cambio stato via gruppo e propagazione via patch</text:p>
          </table:table-cell>
          <table:table-cell table:style-name="Table2.B4" office:value-type="string">
            <text:p text:style-name="P4">Agire sul sensore 5</text:p>
          </table:table-cell>
          <table:table-cell table:style-name="Table2.C4" office:value-type="string">
            <text:p text:style-name="P4">Transizione sensori 2 e 9 per appartenenza a gruppo, e sensore 4 per transizione del sensore 3</text:p>
          </table:table-cell>
          <table:table-cell table:style-name="Table2.D2">
            <text:p text:style-name="P4"/>
          </table:table-cell>
        </table:table-row>
        <table:table-row>
          <table:table-cell table:style-name="Table2.A1" office:value-type="float" office:value="0">
            <text:p text:style-name="P4">Deviata</text:p>
          </table:table-cell>
          <table:table-cell table:style-name="Table2.B5" office:value-type="string">
            <text:p text:style-name="P4">Agire su sensori 6 e 8</text:p>
          </table:table-cell>
          <table:table-cell table:style-name="Table2.C5" office:value-type="string">
            <text:p text:style-name="P4">Transizione sensori 1 e 2 e sincronizzazione stato tra sensori 6 e 8</text:p>
          </table:table-cell>
          <table:table-cell table:style-name="Table2.D2">
            <text:p text:style-name="P4"/>
          </table:table-cell>
        </table:table-row>
        <table:table-row>
          <table:table-cell table:style-name="Table2.A1" office:value-type="float" office:value="0">
            <text:p text:style-name="P4">Sensore appartenente a più gruppi</text:p>
          </table:table-cell>
          <table:table-cell table:style-name="Table2.B6" office:value-type="string">
            <text:p text:style-name="P4">Agire su sensori 5 e 7 </text:p>
          </table:table-cell>
          <table:table-cell table:style-name="Table2.C6" office:value-type="string">
            <text:p text:style-name="P4">Transizione stato per sensore 9 qualsiasi sia il sensore indicato</text:p>
          </table:table-cell>
          <table:table-cell table:style-name="Table2.D6" office:value-type="string">
            <text:p text:style-name="P4">ATTENZIONE: sensore 10 rimane non sincrono. Applicare regola simile a quella dei gruppi. Se tutti i sensori di un patch number sono 0 anche interruttore deve essere 0 </text:p>
          </table:table-cell>
        </table:table-row>
        <table:table-row>
          <table:table-cell table:style-name="Table2.A7" office:value-type="float" office:value="0">
            <text:p text:style-name="P4">Sincronizzazione interruttore di gruppo rispetto a stato sensori</text:p>
          </table:table-cell>
          <table:table-cell table:style-name="Table2.B7" office:value-type="string">
            <text:p text:style-name="P4">Impostare stato ON al sensore 7. Impostare stato OFF ai sensori 6 e 10</text:p>
          </table:table-cell>
          <table:table-cell table:style-name="Table2.C7" office:value-type="string">
            <text:p text:style-name="P4">Lo stato del sensore 7 torna a OFF</text:p>
          </table:table-cell>
          <table:table-cell table:style-name="Table2.D7">
            <text:p text:style-name="P4"/>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07-14T22:56:50</dc:date>
    <meta:editing-duration>PT5H43M26S</meta:editing-duration>
    <meta:editing-cycles>42</meta:editing-cycles>
    <meta:generator>LibreOffice/3.5$Linux_x86 LibreOffice_project/350m1$Build-2</meta:generator>
    <meta:document-statistic meta:table-count="2" meta:image-count="0" meta:object-count="0" meta:page-count="8" meta:paragraph-count="216" meta:word-count="2332" meta:character-count="15318" meta:non-whitespace-character-count="13136"/>
  </office:meta>
</office:document-meta>
</file>